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'articolo "Hierarchical Vector Quantized Transformer for Multi-class Unsupervised Anomaly Detection" propone un innovativo framework unificato per il rilevamento di anomalie in immagini, mirando a superare le sfide legate alla rilevazione di anomalie in contesti non supervisionati multi-classe. Il modello, denominato HVQ-Trans, è basato su una struttura Transformer che utilizza la quantizzazione vettoriale gerarchica e prototipi orientati per discriminare tra dati normali e anomalie, affrontando in modo efficace il problema dello "shortcut identico".</text:p>
      <text:p text:style-name="Text_20_body"><text:span text:style-name="Strong_20_Emphasis">Caratteristiche Fondamentali:</text:span></text:p>
      <text:list text:style-name="L2">
        <text:list-item>
          <text:p text:style-name="P3"><text:span text:style-name="Strong_20_Emphasis">Struttura del Modello Predittivo:</text:span> HVQ-Trans integra la quantizzazione vettoriale (Vector Quantization, VQ) all'interno di una struttura Transformer, preservando i pattern normali tipici come prototipi discreti iconici. Questi prototipi vengono utilizzati per la ricostruzione, mirando a massimizzare l'errore di ricostruzione per i dati anomali.</text:p>
        </text:list-item>
        <text:list-item>
          <text:p text:style-name="P3"><text:span text:style-name="Strong_20_Emphasis">Tecnica di Apprendimento:</text:span> Il modello si basa su un apprendimento non supervisionato che fa uso di prototipi iconici per rappresentare i dati normali in uno spazio latente discreto. Viene introdotto un meccanismo di commutazione per selezionare i codebook e gli esperti di ricostruzione specifici per ogni classe, migliorando la flessibilità del modello nel gestire scenari multi-classe con alta diversità.</text:p>
        </text:list-item>
        <text:list-item>
          <text:p text:style-name="P3"><text:span text:style-name="Strong_20_Emphasis">Vantaggi rispetto ad altri approcci:</text:span> A differenza degli approcci basati su autoencoder che possono ricadere nel problema dello "shortcut identico", HVQ-Trans migliora la discriminabilità del modello tra campioni normali e anomalie. Inoltre, il meccanismo di quantizzazione vettoriale gerarchica affronta il problema del collasso del codebook, consentendo una rappresentazione più ricca e diversificata dei dati normali.</text:p>
        </text:list-item>
        <text:list-item>
          <text:p text:style-name="P3"><text:span text:style-name="Strong_20_Emphasis">Etichettatura del Dataset per l'Addestramento:</text:span> Non è richiesta l'etichettatura specifica delle anomalie, poiché il modello è addestrato utilizzando solo dati considerati normali, rendendolo particolarmente adatto per scenari in cui i dati anomali sono rari o non etichettati.</text:p>
        </text:list-item>
        <text:list-item>
          <text:p text:style-name="P3"><text:span text:style-name="Strong_20_Emphasis">Risultati in termini di Prestazioni e Qualità/Accuracy dell'Output:</text:span> Il modello ha dimostrato prestazioni superiori agli approcci esistenti nel rilevamento e nella localizzazione di anomalie su dataset complessi come MVTec-AD e VisA, ottenendo risultati di stato dell'arte e mostrando un'interpretazione visiva efficace delle anomalie rilevate.</text:p>
        </text:list-item>
        <text:list-item>
          <text:p text:style-name="P3"><text:span text:style-name="Strong_20_Emphasis">Dataset su cui è stato Addestrato/Testato:</text:span> Il modello è stato valutato su vari dataset, inclusi MVTec-AD e VisA, oltre a essere testato su CIFAR-10 in una configurazione non supervisionata multi-classe, dimostrando la sua efficacia e generalizzabilità attraverso scenari diversi.</text:p>
        </text:list-item>
      </text:list>
      <text:p text:style-name="Text_20_body">L'approccio HVQ-Trans introduce significativi miglioramenti nel campo della rilevazione di anomalie non supervisionata, offrendo una soluzione robusta ed efficiente per affrontare la sfida di discriminare tra dati normali e anomalie in contesti multi-classe complessi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8:09:24.254000000</meta:creation-date>
    <dc:date>2024-03-16T19:07:42.039000000</dc:date>
    <meta:editing-duration>PT1M48S</meta:editing-duration>
    <meta:editing-cycles>3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9" meta:word-count="391" meta:character-count="2926" meta:non-whitespace-character-count="2550"/>
  </office:meta>
</office:document-meta>
</file>